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56pt"/>
    </style:style>
    <style:style style:name="co3" style:family="table-column">
      <style:table-column-properties fo:break-before="auto" style:column-width="64.74pt"/>
    </style:style>
    <style:style style:name="co4" style:family="table-column">
      <style:table-column-properties fo:break-before="auto" style:column-width="70.1pt"/>
    </style:style>
    <style:style style:name="co5" style:family="table-column">
      <style:table-column-properties fo:break-before="auto" style:column-width="93.15pt"/>
    </style:style>
    <style:style style:name="co6" style:family="table-column">
      <style:table-column-properties fo:break-before="auto" style:column-width="83.96pt"/>
    </style:style>
    <style:style style:name="co7" style:family="table-column">
      <style:table-column-properties fo:break-before="auto" style:column-width="283.55pt"/>
    </style:style>
    <style:style style:name="co8" style:family="table-column">
      <style:table-column-properties fo:break-before="auto" style:column-width="132.75pt"/>
    </style:style>
    <style:style style:name="co9" style:family="table-column">
      <style:table-column-properties fo:break-before="auto" style:column-width="374.34pt"/>
    </style:style>
    <style:style style:name="co10" style:family="table-column">
      <style:table-column-properties fo:break-before="auto" style:column-width="298.74pt"/>
    </style:style>
    <style:style style:name="co11" style:family="table-column">
      <style:table-column-properties fo:break-before="auto" style:column-width="72.74pt"/>
    </style:style>
    <style:style style:name="co12" style:family="table-column">
      <style:table-column-properties fo:break-before="auto" style:column-width="81.16pt"/>
    </style:style>
    <style:style style:name="co13" style:family="table-column">
      <style:table-column-properties fo:break-before="auto" style:column-width="19.5pt"/>
    </style:style>
    <style:style style:name="co14" style:family="table-column">
      <style:table-column-properties fo:break-before="auto" style:column-width="56.55pt"/>
    </style:style>
    <style:style style:name="co15" style:family="table-column">
      <style:table-column-properties fo:break-before="auto" style:column-width="105.14pt"/>
    </style:style>
    <style:style style:name="co16" style:family="table-column">
      <style:table-column-properties fo:break-before="auto" style:column-width="101.34pt"/>
    </style:style>
    <style:style style:name="co17" style:family="table-column">
      <style:table-column-properties fo:break-before="auto" style:column-width="1855.59pt"/>
    </style:style>
    <style:style style:name="co18" style:family="table-column">
      <style:table-column-properties fo:break-before="auto" style:column-width="48.76pt"/>
    </style:style>
    <style:style style:name="co19" style:family="table-column">
      <style:table-column-properties fo:break-before="auto" style:column-width="88.36pt"/>
    </style:style>
    <style:style style:name="co20" style:family="table-column">
      <style:table-column-properties fo:break-before="auto" style:column-width="78.75pt"/>
    </style:style>
    <style:style style:name="co21" style:family="table-column">
      <style:table-column-properties fo:break-before="auto" style:column-width="75.54pt"/>
    </style:style>
    <style:style style:name="co22" style:family="table-column">
      <style:table-column-properties fo:break-before="auto" style:column-width="117.95pt"/>
    </style:style>
    <style:style style:name="co23" style:family="table-column">
      <style:table-column-properties fo:break-before="auto" style:column-width="77.16pt"/>
    </style:style>
    <style:style style:name="co24" style:family="table-column">
      <style:table-column-properties fo:break-before="auto" style:column-width="80.36pt"/>
    </style:style>
    <style:style style:name="co25" style:family="table-column">
      <style:table-column-properties fo:break-before="auto" style:column-width="161.46pt"/>
    </style:style>
    <style:style style:name="co26" style:family="table-column">
      <style:table-column-properties fo:break-before="auto" style:column-width="93.91pt"/>
    </style:style>
    <style:style style:name="co27" style:family="table-column">
      <style:table-column-properties fo:break-before="auto" style:column-width="85.55pt"/>
    </style:style>
    <style:style style:name="co28" style:family="table-column">
      <style:table-column-properties fo:break-before="auto" style:column-width="164.64pt"/>
    </style:style>
    <style:style style:name="co29" style:family="table-column">
      <style:table-column-properties fo:break-before="auto" style:column-width="243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fo:background-color="#dddbdb" fo:border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="0.06pt solid #000000"/>
    </style:style>
    <style:style style:name="ce33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d9d9d9" fo:border="0.06pt solid #000000"/>
      <style:text-properties fo:font-weight="bold" style:font-weight-asian="bold" style:font-weight-complex="bold"/>
    </style:style>
    <style:style style:name="ce37" style:family="table-cell" style:parent-style-name="Default" style:data-style-name="N100">
      <style:table-cell-properties fo:border="0.06pt solid #000000"/>
    </style:style>
    <style:style style:name="ce38" style:family="table-cell" style:parent-style-name="Default">
      <style:table-cell-properties fo:background-color="#5276f5" fo:border="0.06pt solid #000000"/>
    </style:style>
    <style:style style:name="ce39" style:family="table-cell" style:parent-style-name="Default">
      <style:table-cell-properties fo:background-color="#7aa5a7" fo:border="0.06pt solid #000000"/>
    </style:style>
    <style:style style:name="ce40" style:family="table-cell" style:parent-style-name="Default">
      <style:table-cell-properties fo:background-color="#96c8e5" fo:border="0.06pt solid #000000"/>
    </style:style>
    <style:style style:name="ce41" style:family="table-cell" style:parent-style-name="Default">
      <style:table-cell-properties fo:background-color="#bbf7fe" fo:border="0.06pt solid #000000"/>
    </style:style>
    <style:style style:name="ce42" style:family="table-cell" style:parent-style-name="Default">
      <style:table-cell-properties fo:background-color="#b1f5a3" fo:border="0.06pt solid #000000"/>
    </style:style>
    <style:style style:name="ce43" style:family="table-cell" style:parent-style-name="Default">
      <style:table-cell-properties fo:background-color="#eeeeb4" fo:border="0.06pt solid #000000"/>
    </style:style>
    <style:style style:name="ce44" style:family="table-cell" style:parent-style-name="Default">
      <style:table-cell-properties fo:background-color="#a1f0e8" fo:border="0.06pt solid #000000"/>
    </style:style>
    <style:style style:name="ce45" style:family="table-cell" style:parent-style-name="Default">
      <style:table-cell-properties fo:background-color="#f9b9b9" fo:border="0.06pt solid #000000"/>
    </style:style>
    <style:style style:name="ce46" style:family="table-cell" style:parent-style-name="Default">
      <style:table-cell-properties fo:background-color="#d5d5d5" fo:border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transparent" fo:border="0.06pt solid #000000"/>
    </style:style>
    <style:style style:name="ce48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late Info_Redone" table:style-name="ta1">
        <table:table-column table:style-name="co1" table:default-cell-style-name="ce35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number-columns-repeated="2" table:default-cell-style-name="ce35"/>
        <table:table-column table:style-name="co7" table:default-cell-style-name="ce35"/>
        <table:table-row table:style-name="ro1">
          <table:table-cell table:style-name="ce36" office:value-type="string" calcext:value-type="string">
            <text:p>Slate Name</text:p>
          </table:table-cell>
          <table:table-cell table:style-name="ce36" office:value-type="string" calcext:value-type="string">
            <text:p>LSTM Type</text:p>
          </table:table-cell>
          <table:table-cell table:style-name="ce36" office:value-type="string" calcext:value-type="string">
            <text:p>AE Type</text:p>
          </table:table-cell>
          <table:table-cell table:style-name="ce36" office:value-type="string" calcext:value-type="string">
            <text:p>AE from Slate</text:p>
          </table:table-cell>
          <table:table-cell table:style-name="ce36" office:value-type="string" calcext:value-type="string">
            <text:p>Delete Datastream</text:p>
          </table:table-cell>
          <table:table-cell table:style-name="ce36" office:value-type="string" calcext:value-type="string">
            <text:p>Retrain</text:p>
          </table:table-cell>
          <table:table-cell table:style-name="ce36" office:value-type="string" calcext:value-type="string">
            <text:p>Model Output</text:p>
          </table:table-cell>
          <table:table-cell table:style-name="ce36" office:value-type="string" calcext:value-type="string">
            <text:p>Model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Shallow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rediction</text:p>
          </table:table-cell>
          <table:table-cell office:value-type="string" calcext:value-type="string">
            <text:p>A, B, C, D, F, G, I, J, M, N, Q, T, V, Q, Y, AA, AB, A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hallow</text:p>
          </table:table-cell>
          <table:table-cell office:value-type="string" calcext:value-type="string">
            <text:p>Deep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egression</text:p>
          </table:table-cell>
          <table:table-cell office:value-type="string" calcext:value-type="string">
            <text:p>A,B,C,E,F,G,H,J,L,M,N,Q,S,T,U,V,W,X,Y,Z,AA,AB,AC,A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hallow</text:p>
          </table:table-cell>
          <table:table-cell office:value-type="string" calcext:value-type="string">
            <text:p>Deep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rediction</text:p>
          </table:table-cell>
          <table:table-cell office:value-type="string" calcext:value-type="string">
            <text:p>A, B, C, F, G, J, M, N, Q, T, V, Q, Y, AA, AB, A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Shallow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office:value-type="string" calcext:value-type="string">
            <text:p>E, F, G, H, J, L, M, N, Q, S, T, U, V, W, X, Y, Z, AA, AB, AC, A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Shallow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Prediction</text:p>
          </table:table-cell>
          <table:table-cell office:value-type="string" calcext:value-type="string">
            <text:p>F, G, J, M, N, Q, T, V, Q, Y, AA, AB, A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Shallow</text:p>
          </table:table-cell>
          <table:table-cell/>
          <table:table-cell office:value-type="string" calcext:value-type="string">
            <text:p>temp_hum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A,B,C,E,F,G,H,J,L,M,N,Q,S,T,U,V,W,X,Y,Z,AA,AB,AC,A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emp_hum</text:p>
          </table:table-cell>
          <table:table-cell/>
          <table:table-cell office:value-type="string" calcext:value-type="string">
            <text:p>Prediction</text:p>
          </table:table-cell>
          <table:table-cell office:value-type="string" calcext:value-type="string">
            <text:p>A, B, C, D, F, G, I, J, M, N, Q, T, V, Q, Y, AA, AB, A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Shallow</text:p>
          </table:table-cell>
          <table:table-cell office:value-type="string" calcext:value-type="string">
            <text:p>22, 23</text:p>
          </table:table-cell>
          <table:table-cell/>
          <table:table-cell office:value-type="string" calcext:value-type="string">
            <text:p>temp_hum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,G,H,J,S,T,U,V,W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Shallow</text:p>
          </table:table-cell>
          <table:table-cell office:value-type="string" calcext:value-type="string">
            <text:p>22, 23</text:p>
          </table:table-cell>
          <table:table-cell/>
          <table:table-cell office:value-type="string" calcext:value-type="string">
            <text:p>temp_hum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G,J,T,V,W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eatures" table:style-name="ta1">
        <table:table-column table:style-name="co8" table:default-cell-style-name="ce35"/>
        <table:table-column table:style-name="co9" table:default-cell-style-name="ce3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33" office:value-type="string" calcext:value-type="string">
            <text:p>Datastream</text:p>
          </table:table-cell>
          <table:table-cell table:style-name="ce33" office:value-type="string" calcext:value-type="string">
            <text:p>Description (from Jornada LTER Documentation)</text:p>
          </table:table-cell>
          <table:table-cell table:number-columns-repeated="3"/>
        </table:table-row>
        <table:table-row table:style-name="ro1">
          <table:table-cell table:style-name="ce34" office:value-type="string" calcext:value-type="string">
            <text:p>temp_h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_TempC_Avg</text:p>
          </table:table-cell>
          <table:table-cell office:value-type="string" calcext:value-type="string">
            <text:p>Air Temperature: Daily Ave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_TempC_Max</text:p>
          </table:table-cell>
          <table:table-cell office:value-type="string" calcext:value-type="string">
            <text:p>Air Temperature: Daily Maxim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_TempC_Min</text:p>
          </table:table-cell>
          <table:table-cell office:value-type="string" calcext:value-type="string">
            <text:p>Air Temperature: Daily Minimum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elative_Humidity_Av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elative_Humidity_Max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elative_Humidity_Min</text:p>
          </table:table-cell>
          <table:table-cell table:number-columns-repeated="3"/>
        </table:table-row>
        <table:table-row table:style-name="ro1">
          <table:table-cell table:style-name="ce34" office:value-type="string" calcext:value-type="string">
            <text:p>r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t_mm_Tot</text:p>
          </table:table-cell>
          <table:table-cell office:value-type="string" calcext:value-type="string">
            <text:p>Precipitation: Daily Total</text:p>
          </table:table-cell>
          <table:table-cell table:number-columns-repeated="3"/>
        </table:table-row>
        <table:table-row table:style-name="ro1">
          <table:table-cell table:style-name="ce34" office:value-type="string" calcext:value-type="string">
            <text:p>wind_spe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S_ms_300cm_Avg</text:p>
          </table:table-cell>
          <table:table-cell office:value-type="string" calcext:value-type="string">
            <text:p>Wind Speed: Daily Average at 300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_ms_300cm_Max</text:p>
          </table:table-cell>
          <table:table-cell office:value-type="string" calcext:value-type="string">
            <text:p>Wind Speed: Daily Maximum at 300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_ms_150cm_Avg</text:p>
          </table:table-cell>
          <table:table-cell office:value-type="string" calcext:value-type="string">
            <text:p>Wind Speed: Daily Average at 150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_ms_150cm_Max</text:p>
          </table:table-cell>
          <table:table-cell office:value-type="string" calcext:value-type="string">
            <text:p>Wind Speed: Daily Maximum at 150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_ms_75cm_Avg</text:p>
          </table:table-cell>
          <table:table-cell office:value-type="string" calcext:value-type="string">
            <text:p>Wind Speed: Daily Average at 75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_ms_75cm_Max</text:p>
          </table:table-cell>
          <table:table-cell office:value-type="string" calcext:value-type="string">
            <text:p>Wind Speed: Daily Maximum at 75 cm height</text:p>
          </table:table-cell>
          <table:table-cell table:number-columns-repeated="3"/>
        </table:table-row>
        <table:table-row table:style-name="ro1">
          <table:table-cell table:style-name="ce34" office:value-type="string" calcext:value-type="string">
            <text:p>wind_dir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ir_mean_Resultant</text:p>
          </table:table-cell>
          <table:table-cell office:value-type="string" calcext:value-type="string">
            <text:p>Wind Direction: Daily Resultant Vector Average at 300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ir_Std_Dev</text:p>
          </table:table-cell>
          <table:table-cell office:value-type="string" calcext:value-type="string">
            <text:p>Wind Direction: Daily Standard Deviation</text:p>
          </table:table-cell>
          <table:table-cell table:number-columns-repeated="3"/>
        </table:table-row>
        <table:table-row table:style-name="ro1">
          <table:table-cell table:number-columns-repeated="5"/>
        </table:table-row>
      </table:table>
      <table:table table:name="site_info" table:style-name="ta1" table:print-ranges="site_info.B1:site_info.D16">
        <table:table-column table:style-name="co13" table:default-cell-style-name="Default"/>
        <table:table-column table:style-name="co14" table:default-cell-style-name="ce35"/>
        <table:table-column table:style-name="co15" table:default-cell-style-name="ce37"/>
        <table:table-column table:style-name="co16" table:default-cell-style-name="ce37"/>
        <table:table-column table:style-name="co17" table:default-cell-style-name="Default"/>
        <table:table-row table:style-name="ro1">
          <table:table-cell/>
          <table:table-cell table:style-name="ce36" office:value-type="string" calcext:value-type="string">
            <text:p>Site Name</text:p>
          </table:table-cell>
          <table:table-cell table:style-name="ce36" office:value-type="string" calcext:value-type="string">
            <text:p>Minimum Date/Time</text:p>
          </table:table-cell>
          <table:table-cell table:style-name="ce36" office:value-type="string" calcext:value-type="string">
            <text:p>Maximum Date/Time</text:p>
          </table:table-cell>
          <table:table-cell office:value-type="string" calcext:value-type="string">
            <text:p>Featur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string" calcext:value-type="string">
            <text:p>2013-09-16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string" calcext:value-type="string">
            <text:p>2013-11-20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Solar_incoming_Avg', 'Flag_Solar_incoming_Avg', 'Solar_reflectance_Avg', 'Flag_Solar_reflectance_Avg', 'Solar_incoming_Tot', 'Flag_Solar_incoming_Tot', 'Solar_reflectance_Tot', 'Flag_Solar_reflectance_Tot', 'Solar_incoming_Max', 'Flag_Solar_incoming_Max', 'Solar_incoming_TMx', 'Solar_reflectance_Max', 'Flag_Solar_reflectance_Max', 'Solar_incoming_Min', 'Flag_Solar_incoming_Min', 'Solar_incoming_TMn', 'Solar_reflectance_Min', 'Flag_Solar_reflectance_Min', 'Albedo_Avg', 'Flag_Albedo_Avg', 'Albedo_Max', 'Flag_Albedo_Max', 'Albedo_Min', 'Flag_Albedo_Min', 'Net_Radiation_Avg', 'Flag_Net_Radiation_Avg', 'Date_datetime', 'Batt_V_TMn_datetime', 'Solar_incoming_TMx_datetime', 'Solar_incoming_TMn_datetime'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string" calcext:value-type="string">
            <text:p>2013-07-26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string" calcext:value-type="string">
            <text:p>2013-08-06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string" calcext:value-type="string">
            <text:p>2013-07-25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Solar_incoming_Avg', 'Flag_Solar_incoming_Avg', 'Solar_reflectance_Avg', 'Flag_Solar_reflectance_Avg', 'Solar_incoming_Tot', 'Flag_Solar_incoming_Tot', 'Solar_reflectance_Tot', 'Flag_Solar_reflectance_Tot', 'Solar_incoming_Max', 'Flag_Solar_incoming_Max', 'Solar_incoming_TMx', 'Solar_reflectance_Max', 'Flag_Solar_reflectance_Max', 'Solar_incoming_Min', 'Flag_Solar_incoming_Min', 'Solar_incoming_TMn', 'Solar_reflectance_Min', 'Flag_Solar_reflectance_Min', 'Albedo_Avg', 'Flag_Albedo_Avg', 'Albedo_Max', 'Flag_Albedo_Max', 'Albedo_Min', 'Flag_Albedo_Min', 'Net_Radiation_Avg', 'Flag_Net_Radiation_Avg', 'Date_datetime', 'Batt_V_TMn_datetime', 'Solar_incoming_TMx_datetime', 'Solar_incoming_TMn_datetime'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string" calcext:value-type="string">
            <text:p>2013-07-23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Date_datetime', 'Batt_V_TMn_datetime'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string" calcext:value-type="string">
            <text:p>2015-08-25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Solar_incoming_Avg', 'Flag_Solar_incoming_Avg', 'Solar_reflectance_Avg', 'Flag_Solar_reflectance_Avg', 'Solar_incoming_Tot', 'Flag_Solar_incoming_Tot', 'Solar_reflectance_Tot', 'Flag_Solar_reflectance_Tot', 'Solar_incoming_Max', 'Flag_Solar_incoming_Max', 'Solar_incoming_TMx', 'Solar_reflectance_Max', 'Flag_Solar_reflectance_Max', 'Solar_incoming_Min', 'Flag_Solar_incoming_Min', 'Solar_incoming_TMn', 'Solar_reflectance_Min', 'Flag_Solar_reflectance_Min', 'Albedo_Avg', 'Flag_Albedo_Avg', 'Albedo_Max', 'Flag_Albedo_Max', 'Albedo_Min', 'Flag_Albedo_Min', 'Net_Radiation_Avg', 'Flag_Net_Radiation_Avg', 'Date_datetime', 'Batt_V_TMn_datetime', 'Solar_incoming_TMx_datetime', 'Solar_incoming_TMn_datetime'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string" calcext:value-type="string">
            <text:p>2013-08-27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string" calcext:value-type="string">
            <text:p>2013-07-26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300cm_Avg', 'Flag_WS_ms_300cm_Avg', 'WS_ms_300cm_Max', 'Flag_WS_ms_300cm_Max', 'WS_ms_300cm_Min', 'Flag_WS_ms_300cm_Min', 'Date_datetime', 'Batt_V_TMn_datetime'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string" calcext:value-type="string">
            <text:p>2017-03-14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300cm_Avg', 'Flag_WS_ms_300cm_Avg', 'WS_ms_300cm_Max', 'Flag_WS_ms_300cm_Max', 'WS_ms_300cm_Min', 'Flag_WS_ms_300cm_Min', 'Date_datetime', 'Batt_V_TMn_datetime'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string" calcext:value-type="string">
            <text:p>2014-05-01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Solar_incoming_Avg', 'Flag_Solar_incoming_Avg', 'Solar_reflectance_Avg', 'Flag_Solar_reflectance_Avg', 'Solar_incoming_Tot', 'Flag_Solar_incoming_Tot', 'Solar_reflectance_Tot', 'Flag_Solar_reflectance_Tot', 'Solar_incoming_Max', 'Flag_Solar_incoming_Max', 'Solar_incoming_TMx', 'Solar_reflectance_Max', 'Flag_Solar_reflectance_Max', 'Solar_incoming_Min', 'Flag_Solar_incoming_Min', 'Solar_incoming_TMn', 'Solar_reflectance_Min', 'Flag_Solar_reflectance_Min', 'Albedo_Avg', 'Flag_Albedo_Avg', 'Albedo_Max', 'Flag_Albedo_Max', 'Albedo_Min', 'Flag_Albedo_Min', 'Net_Radiation_Avg', 'Flag_Net_Radiation_Avg', 'Date_datetime', 'Batt_V_TMn_datetime', 'Solar_incoming_TMx_datetime', 'Solar_incoming_TMn_datetime'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string" calcext:value-type="string">
            <text:p>2013-07-30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Solar_incoming_Avg', 'Flag_Solar_incoming_Avg', 'Solar_reflectance_Avg', 'Flag_Solar_reflectance_Avg', 'Solar_incoming_Tot', 'Flag_Solar_incoming_Tot', 'Solar_reflectance_Tot', 'Flag_Solar_reflectance_Tot', 'Solar_incoming_Max', 'Flag_Solar_incoming_Max', 'Solar_incoming_TMx', 'Solar_reflectance_Max', 'Flag_Solar_reflectance_Max', 'Solar_incoming_Min', 'Flag_Solar_incoming_Min', 'Solar_incoming_TMn', 'Solar_reflectance_Min', 'Flag_Solar_reflectance_Min', 'Albedo_Avg', 'Flag_Albedo_Avg', 'Albedo_Max', 'Flag_Albedo_Max', 'Albedo_Min', 'Flag_Albedo_Min', 'Net_Radiation_Avg', 'Flag_Net_Radiation_Avg', 'Date_datetime', 'Batt_V_TMn_datetime', 'Solar_incoming_TMx_datetime', 'Solar_incoming_TMn_datetime'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string" calcext:value-type="string">
            <text:p>2013-08-07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string" calcext:value-type="string">
            <text:p>2013-07-30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</table:table>
      <table:table table:name="Model Info" table:style-name="ta1">
        <table:table-column table:style-name="co18" table:default-cell-style-name="ce35"/>
        <table:table-column table:style-name="co19" table:default-cell-style-name="ce38"/>
        <table:table-column table:style-name="co20" table:default-cell-style-name="ce38"/>
        <table:table-column table:style-name="co21" table:default-cell-style-name="ce43"/>
        <table:table-column table:style-name="co1" table:default-cell-style-name="ce35"/>
        <table:table-column table:style-name="co22" table:default-cell-style-name="ce35"/>
        <table:table-column table:style-name="co23" table:default-cell-style-name="ce35"/>
        <table:table-row table:style-name="ro1">
          <table:table-cell table:style-name="ce36" office:value-type="string" calcext:value-type="string">
            <text:p>Name</text:p>
          </table:table-cell>
          <table:table-cell table:style-name="ce36" office:value-type="string" calcext:value-type="string">
            <text:p># of Datastreams</text:p>
          </table:table-cell>
          <table:table-cell table:style-name="ce36" office:value-type="string" calcext:value-type="string">
            <text:p># of Locations</text:p>
          </table:table-cell>
          <table:table-cell table:style-name="ce36" office:value-type="string" calcext:value-type="string">
            <text:p>Network Type</text:p>
          </table:table-cell>
          <table:table-cell table:style-name="ce36" office:value-type="string" calcext:value-type="string">
            <text:p>Model Type</text:p>
          </table:table-cell>
          <table:table-cell table:style-name="ce36" office:value-type="string" calcext:value-type="string">
            <text:p>Previous Input Name</text:p>
          </table:table-cell>
          <table:table-cell table:style-name="ce36" office:value-type="string" calcext:value-type="string">
            <text:p>Fused O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ll</text:p>
          </table:table-cell>
          <table:table-cell table:style-name="ce42" office:value-type="string" calcext:value-type="string">
            <text:p>Network 1</text:p>
          </table:table-cell>
          <table:table-cell office:value-type="string" calcext:value-type="string">
            <text:p>L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style-name="ce39" office:value-type="string" calcext:value-type="string">
            <text:p>All</text:p>
          </table:table-cell>
          <table:table-cell table:style-name="ce39" office:value-type="string" calcext:value-type="string">
            <text:p>One</text:p>
          </table:table-cell>
          <table:table-cell table:style-name="ce42" office:value-type="string" calcext:value-type="string">
            <text:p>Network 1</text:p>
          </table:table-cell>
          <table:table-cell office:value-type="string" calcext:value-type="string">
            <text:p>L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style-name="ce40" office:value-type="string" calcext:value-type="string">
            <text:p>One</text:p>
          </table:table-cell>
          <table:table-cell table:style-name="ce40" office:value-type="string" calcext:value-type="string">
            <text:p>All</text:p>
          </table:table-cell>
          <table:table-cell table:style-name="ce42" office:value-type="string" calcext:value-type="string">
            <text:p>Network 1</text:p>
          </table:table-cell>
          <table:table-cell office:value-type="string" calcext:value-type="string">
            <text:p>L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table:style-name="ce41" office:value-type="string" calcext:value-type="string">
            <text:p>One</text:p>
          </table:table-cell>
          <table:table-cell table:style-name="ce42" office:value-type="string" calcext:value-type="string">
            <text:p>Network 1</text:p>
          </table:table-cell>
          <table:table-cell office:value-type="string" calcext:value-type="string">
            <text:p>L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style-name="ce40" office:value-type="string" calcext:value-type="string">
            <text:p>One</text:p>
          </table:table-cell>
          <table:table-cell table:style-name="ce40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Autoenco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style-name="ce40" office:value-type="string" calcext:value-type="string">
            <text:p>One</text:p>
          </table:table-cell>
          <table:table-cell table:style-name="ce40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atastream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 table:style-name="ce41" office:value-type="string" calcext:value-type="string">
            <text:p>One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Autoenco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table:style-name="ce41" office:value-type="string" calcext:value-type="string">
            <text:p>One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table:style-name="ce39" office:value-type="string" calcext:value-type="string">
            <text:p>All</text:p>
          </table:table-cell>
          <table:table-cell table:style-name="ce39" office:value-type="string" calcext:value-type="string">
            <text:p>One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tastream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39" office:value-type="string" calcext:value-type="string">
            <text:p>All</text:p>
          </table:table-cell>
          <table:table-cell table:style-name="ce39" office:value-type="string" calcext:value-type="string">
            <text:p>One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Autoenco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table:style-name="ce39" office:value-type="string" calcext:value-type="string">
            <text:p>All</text:p>
          </table:table-cell>
          <table:table-cell table:style-name="ce39" office:value-type="string" calcext:value-type="string">
            <text:p>One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style-name="ce40" office:value-type="string" calcext:value-type="string">
            <text:p>One</text:p>
          </table:table-cell>
          <table:table-cell table:style-name="ce40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ll </text:p>
          </table:table-cell>
          <table:table-cell office:value-type="string" calcext:value-type="string">
            <text:p>All</text:p>
          </table:table-cell>
          <table:table-cell table:style-name="ce44" office:value-type="string" calcext:value-type="string">
            <text:p>Network 3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atastream 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All </text:p>
          </table:table-cell>
          <table:table-cell office:value-type="string" calcext:value-type="string">
            <text:p>All</text:p>
          </table:table-cell>
          <table:table-cell table:style-name="ce44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table:style-name="ce39" office:value-type="string" calcext:value-type="string">
            <text:p>All </text:p>
          </table:table-cell>
          <table:table-cell table:style-name="ce39" office:value-type="string" calcext:value-type="string">
            <text:p>One</text:p>
          </table:table-cell>
          <table:table-cell table:style-name="ce44" office:value-type="string" calcext:value-type="string">
            <text:p>Network 3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tastream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ce39" office:value-type="string" calcext:value-type="string">
            <text:p>All </text:p>
          </table:table-cell>
          <table:table-cell table:style-name="ce39" office:value-type="string" calcext:value-type="string">
            <text:p>One</text:p>
          </table:table-cell>
          <table:table-cell table:style-name="ce44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All</text:p>
          </table:table-cell>
          <table:table-cell table:style-name="ce44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ll</text:p>
          </table:table-cell>
          <table:table-cell table:style-name="ce44" office:value-type="string" calcext:value-type="string">
            <text:p>Network 3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All</text:p>
          </table:table-cell>
          <table:table-cell table:style-name="ce44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table:style-name="ce40" office:value-type="string" calcext:value-type="string">
            <text:p>One </text:p>
          </table:table-cell>
          <table:table-cell table:style-name="ce40" office:value-type="string" calcext:value-type="string">
            <text:p>All</text:p>
          </table:table-cell>
          <table:table-cell table:style-name="ce44" office:value-type="string" calcext:value-type="string">
            <text:p>Network 3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table:style-name="ce40" office:value-type="string" calcext:value-type="string">
            <text:p>One</text:p>
          </table:table-cell>
          <table:table-cell table:style-name="ce40" office:value-type="string" calcext:value-type="string">
            <text:p>All</text:p>
          </table:table-cell>
          <table:table-cell table:style-name="ce44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All</text:p>
          </table:table-cell>
          <table:table-cell table:style-name="ce44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atastream 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table:number-columns-repeated="2" office:value-type="string" calcext:value-type="string">
            <text:p>All</text:p>
          </table:table-cell>
          <table:table-cell table:style-name="ce45" office:value-type="string" calcext:value-type="string">
            <text:p>Network 4</text:p>
          </table:table-cell>
          <table:table-cell office:value-type="string" calcext:value-type="string">
            <text:p>Autoenco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ll</text:p>
          </table:table-cell>
          <table:table-cell table:style-name="ce45" office:value-type="string" calcext:value-type="string">
            <text:p>Network 4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AC</text:p>
          </table:table-cell>
          <table:table-cell/>
        </table:table-row>
      </table:table>
      <table:table table:name="Slate Info" table:style-name="ta1">
        <table:table-column table:style-name="co1" table:default-cell-style-name="ce35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24" table:default-cell-style-name="ce35"/>
        <table:table-column table:style-name="co5" table:default-cell-style-name="ce35"/>
        <table:table-column table:style-name="co6" table:number-columns-repeated="2" table:default-cell-style-name="ce35"/>
        <table:table-column table:style-name="co7" table:default-cell-style-name="ce35"/>
        <table:table-row table:style-name="ro1">
          <table:table-cell table:style-name="ce36" office:value-type="string" calcext:value-type="string">
            <text:p>Slate Name</text:p>
          </table:table-cell>
          <table:table-cell table:style-name="ce36" office:value-type="string" calcext:value-type="string">
            <text:p>LSTM Type</text:p>
          </table:table-cell>
          <table:table-cell table:style-name="ce36" office:value-type="string" calcext:value-type="string">
            <text:p>AE Type</text:p>
          </table:table-cell>
          <table:table-cell table:style-name="ce36" office:value-type="string" calcext:value-type="string">
            <text:p>AE Scale</text:p>
          </table:table-cell>
          <table:table-cell table:style-name="ce36" office:value-type="string" calcext:value-type="string">
            <text:p>Prev Slate Input</text:p>
          </table:table-cell>
          <table:table-cell table:style-name="ce36" office:value-type="string" calcext:value-type="string">
            <text:p>Delete Datastream</text:p>
          </table:table-cell>
          <table:table-cell table:style-name="ce36" office:value-type="string" calcext:value-type="string">
            <text:p>Retrain</text:p>
          </table:table-cell>
          <table:table-cell table:style-name="ce36" office:value-type="string" calcext:value-type="string">
            <text:p>Model Output</text:p>
          </table:table-cell>
          <table:table-cell table:style-name="ce36" office:value-type="string" calcext:value-type="string">
            <text:p>Model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temp_hum</text:p>
          </table:table-cell>
          <table:table-cell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rain</text:p>
          </table:table-cell>
          <table:table-cell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emp_hum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,G,H,J,S,T,U,V,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ai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,G,H,J,S,T,U,V,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Regression 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hallow</text:p>
          </table:table-cell>
          <table:table-cell office:value-type="string" calcext:value-type="string">
            <text:p>Deep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office:value-type="string" calcext:value-type="string">
            <text:p>E,F,G,H,I,J,L,M,N,Q,S,T,U,V,W,X,Y,Z,AA,AC,A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Predict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temp_hum</text:p>
          </table:table-cell>
          <table:table-cell/>
          <table:table-cell office:value-type="string" calcext:value-type="string">
            <text:p>Predict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emp_hum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E,G,H,J,S,T,U,V,W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rain</text:p>
          </table:table-cell>
          <table:table-cell/>
          <table:table-cell office:value-type="string" calcext:value-type="string">
            <text:p>Prediction 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ain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E,G,H,J,S,T,U,V,W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onvolutional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Convolutional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Predict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 table:number-rows-repeated="2">
          <table:table-cell table:style-name="Default" table:number-columns-repeated="9"/>
        </table:table-row>
        <table:table-row table:style-name="ro1">
          <table:table-cell table:style-name="ce36" office:value-type="string" calcext:value-type="string">
            <text:p>Slate Name</text:p>
          </table:table-cell>
          <table:table-cell table:style-name="ce36" office:value-type="string" calcext:value-type="string">
            <text:p>LSTM Type</text:p>
          </table:table-cell>
          <table:table-cell table:style-name="ce36" office:value-type="string" calcext:value-type="string">
            <text:p>AE Type</text:p>
          </table:table-cell>
          <table:table-cell table:style-name="ce36" office:value-type="string" calcext:value-type="string">
            <text:p>AE from Slate</text:p>
          </table:table-cell>
          <table:table-cell table:style-name="ce36" office:value-type="string" calcext:value-type="string">
            <text:p>Prev Slate Input</text:p>
          </table:table-cell>
          <table:table-cell table:style-name="ce36" office:value-type="string" calcext:value-type="string">
            <text:p>Delete Datastream</text:p>
          </table:table-cell>
          <table:table-cell table:style-name="ce36" office:value-type="string" calcext:value-type="string">
            <text:p>Retrain</text:p>
          </table:table-cell>
          <table:table-cell table:style-name="ce36" office:value-type="string" calcext:value-type="string">
            <text:p>Model Output</text:p>
          </table:table-cell>
          <table:table-cell table:style-name="ce36" office:value-type="string" calcext:value-type="string">
            <text:p>Model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Shallow</text:p>
          </table:table-cell>
          <table:table-cell table:number-columns-repeated="4"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Prediction</text:p>
          </table:table-cell>
          <table:table-cell office:value-type="string" calcext:value-type="string">
            <text:p>A, B, C, D, F, G, I, J, M, N, Q, T, V, Q, Y, AA, AB, A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hallow</text:p>
          </table:table-cell>
          <table:table-cell office:value-type="string" calcext:value-type="string">
            <text:p>Deep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office:value-type="string" calcext:value-type="string">
            <text:p>A,B,C,E,F,G,H,J,L,M,N,Q,S,T,U,V,W,X,Y,Z,AA,AB,AC,A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hallow</text:p>
          </table:table-cell>
          <table:table-cell office:value-type="string" calcext:value-type="string">
            <text:p>Deep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Prediction</text:p>
          </table:table-cell>
          <table:table-cell office:value-type="string" calcext:value-type="string">
            <text:p>A, B, C, F, G, J, M, N, Q, T, V, Q, Y, AA, AB, A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Shallow</text:p>
          </table:table-cell>
          <table:table-cell table:number-columns-repeated="4"/>
          <table:table-cell office:value-type="string" calcext:value-type="string">
            <text:p>Regression</text:p>
          </table:table-cell>
          <table:table-cell office:value-type="string" calcext:value-type="string">
            <text:p>E, F, G, H, J, L, M, N, Q, S, T, U, V, W, X, Y, Z, AA, AB, AC, A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Shallow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Prediction</text:p>
          </table:table-cell>
          <table:table-cell office:value-type="string" calcext:value-type="string">
            <text:p>F, G, J, M, N, Q, T, V, Q, Y, AA, AB, A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Shallow</text:p>
          </table:table-cell>
          <table:table-cell table:number-columns-repeated="2"/>
          <table:table-cell office:value-type="string" calcext:value-type="string">
            <text:p>temp_hum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A,B,C,E,F,G,H,J,L,M,N,Q,S,T,U,V,W,X,Y,Z,AA,AB,AC,A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temp_hum</text:p>
          </table:table-cell>
          <table:table-cell/>
          <table:table-cell office:value-type="string" calcext:value-type="string">
            <text:p>Prediction</text:p>
          </table:table-cell>
          <table:table-cell office:value-type="string" calcext:value-type="string">
            <text:p>A, B, C, D, F, G, I, J, M, N, Q, T, V, Q, Y, AA, AB, A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Shallow</text:p>
          </table:table-cell>
          <table:table-cell office:value-type="string" calcext:value-type="string">
            <text:p>22, 23</text:p>
          </table:table-cell>
          <table:table-cell table:number-columns-repeated="2"/>
          <table:table-cell office:value-type="string" calcext:value-type="string">
            <text:p>temp_hum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,G,H,J,S,T,U,V,W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Shallow</text:p>
          </table:table-cell>
          <table:table-cell office:value-type="string" calcext:value-type="string">
            <text:p>22, 23</text:p>
          </table:table-cell>
          <table:table-cell table:number-columns-repeated="2"/>
          <table:table-cell office:value-type="string" calcext:value-type="string">
            <text:p>temp_hum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G,J,T,V,W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eparation_schemes" table:style-name="ta1">
        <table:table-column table:style-name="co25" table:default-cell-style-name="ce47"/>
        <table:table-column table:style-name="co26" table:number-columns-repeated="2" table:default-cell-style-name="ce47"/>
        <table:table-column table:style-name="co27" table:default-cell-style-name="ce47"/>
        <table:table-column table:style-name="co28" table:default-cell-style-name="ce47"/>
        <table:table-column table:style-name="co29" table:default-cell-style-name="ce47"/>
        <table:table-row table:style-name="ro1">
          <table:table-cell table:style-name="Default" table:number-columns-repeated="6"/>
        </table:table-row>
        <table:table-row table:style-name="ro1">
          <table:table-cell table:style-name="ce46" office:value-type="string" calcext:value-type="string">
            <text:p>Separation Scheme</text:p>
          </table:table-cell>
          <table:table-cell table:style-name="ce46" office:value-type="string" calcext:value-type="string">
            <text:p>Scheme #</text:p>
          </table:table-cell>
          <table:table-cell table:style-name="ce46" office:value-type="string" calcext:value-type="string">
            <text:p># of datastreams</text:p>
          </table:table-cell>
          <table:table-cell table:style-name="ce46" office:value-type="string" calcext:value-type="string">
            <text:p># of locations</text:p>
          </table:table-cell>
          <table:table-cell table:style-name="ce46" office:value-type="string" calcext:value-type="string">
            <text:p># of models needed for full parity</text:p>
          </table:table-cell>
          <table:table-cell table:style-name="ce46" office:value-type="string" calcext:value-type="string">
            <text:p>Notes </text:p>
          </table:table-cell>
        </table:table-row>
        <table:table-row table:style-name="ro1">
          <table:table-cell office:value-type="string" calcext:value-type="string">
            <text:p>One datastream for one locat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8 <text:s/>instead of 60 ( location 6 <text:s/>missing 2 datastreams)</text:p>
          </table:table-cell>
        </table:table-row>
        <table:table-row table:style-name="ro1">
          <table:table-cell office:value-type="string" calcext:value-type="string">
            <text:p>One datastream for all location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8" office:value-type="string" calcext:value-type="string">
            <text:p>1 (All together)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ll datastreams for one locations</text:p>
          </table:table-cell>
          <table:table-cell office:value-type="float" office:value="3" calcext:value-type="float">
            <text:p>3</text:p>
          </table:table-cell>
          <table:table-cell table:style-name="ce48" office:value-type="string" calcext:value-type="string">
            <text:p>1 (All together)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ll datastreams for all locations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8" office:value-type="string" calcext:value-type="string">
            <text:p>1 (All together)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6">00/00/0000</text:date>, <text:time style:data-style-name="N2" text:time-value="10:37:36.084062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3-09-16T17:17:33.540916458</dc:date>
    <meta:editing-duration>PT6H59M38S</meta:editing-duration>
    <meta:editing-cycles>38</meta:editing-cycles>
    <meta:document-statistic meta:table-count="6" meta:cell-count="558" meta:object-count="0"/>
  </office:meta>
</office:document-meta>
</file>